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aecf00" draw:opacity-name="Transparency_20_1" draw:textarea-horizontal-align="justify" draw:textarea-vertical-align="middle" draw:auto-grow-height="false" draw:shadow-offset-x="0.203cm" draw:shadow-offset-y="0.203cm"/>
    </style:style>
    <style:style style:name="gr2" style:family="graphic" style:parent-style-name="standard">
      <style:graphic-properties svg:stroke-color="#7e0021" draw:fill="solid" draw:fill-color="#ff8080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144cm" svg:height="7.493cm" svg:x="3.667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7cm" svg:height="1.175cm" svg:x="4.84cm" svg:y="9.96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678cm" svg:height="6.678cm" svg:x="2.194cm" svg:y="7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7cm" svg:height="1.175cm" svg:x="7.841cm" svg:y="10.76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678cm" svg:height="6.678cm" svg:x="5.195cm" svg:y="8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7cm" svg:height="1.175cm" svg:x="10.642cm" svg:y="9.66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678cm" svg:height="6.678cm" svg:x="7.996cm" svg:y="6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7cm" svg:height="1.175cm" svg:x="12.543cm" svg:y="7.26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678cm" svg:height="6.678cm" svg:x="9.897cm" svg:y="4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3.446cm" svg:y1="6.969cm" svg:x2="13.192cm" svg:y2="5.318cm">
          <text:p/>
        </draw:line>
        <draw:line draw:style-name="gr4" draw:text-style-name="P1" draw:layer="layout" svg:x1="12.303cm" svg:y1="9.763cm" svg:x2="13.153cm" svg:y2="8.719cm">
          <text:p/>
        </draw:line>
        <draw:line draw:style-name="gr4" draw:text-style-name="P1" draw:layer="layout" svg:x1="9.509cm" svg:y1="11.16cm" svg:x2="10.353cm" svg:y2="10.52cm">
          <text:p/>
        </draw:line>
        <draw:line draw:style-name="gr4" draw:text-style-name="P1" draw:layer="layout" svg:x1="6.461cm" svg:y1="10.779cm" svg:x2="7.653cm" svg:y2="11.2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1" draw:display-name="Transparency 1" draw:style="radial" draw:cx="50%" draw:cy="50%" draw:start="0%" draw:end="100%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8T12:34:43.246833784</meta:creation-date>
    <dc:date>2016-04-28T15:14:39.310389348</dc:date>
    <meta:editing-duration>PT6M6S</meta:editing-duration>
    <meta:editing-cycles>2</meta:editing-cycles>
    <meta:generator>LibreOffice/4.2.8.2$Linux_X86_64 LibreOffice_project/420m0$Build-2</meta:generator>
    <meta:document-statistic meta:object-count="13"/>
  </office:meta>
</office:document-meta>
</file>